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language="en" fo:country="US"/>
    </style:style>
    <style:style style:name="P3" style:family="paragraph" style:parent-style-name="Standard" style:list-style-name="L1">
      <style:text-properties fo:language="en" fo:country="US"/>
    </style:style>
    <style:style style:name="P4" style:family="paragraph" style:parent-style-name="Standard">
      <style:text-properties fo:language="en" fo:country="US" fo:font-style="normal" style:font-style-asian="normal" style:font-style-complex="normal"/>
    </style:style>
    <style:style style:name="P5" style:family="paragraph" style:parent-style-name="Standard" style:list-style-name="L1">
      <style:text-properties fo:language="en" fo:country="US" fo:font-style="normal" style:font-style-asian="normal" style:font-style-complex="normal"/>
    </style:style>
    <style:style style:name="P6" style:family="paragraph" style:parent-style-name="Standard">
      <style:text-properties fo:language="en" fo:country="US" style:text-underline-style="solid" style:text-underline-width="auto" style:text-underline-color="font-color"/>
    </style:style>
    <style:style style:name="P7" style:family="paragraph" style:parent-style-name="Standard">
      <style:text-properties fo:language="en" fo:country="US" fo:font-style="italic" style:font-style-asian="italic" style:font-style-complex="italic"/>
    </style:style>
    <style:style style:name="P8" style:family="paragraph" style:parent-style-name="Standard" style:list-style-name="L2">
      <style:text-properties fo:language="en" fo:country="US"/>
    </style:style>
    <style:style style:name="P9" style:family="paragraph" style:parent-style-name="Standard">
      <style:text-properties fo:font-size="15pt" fo:language="en" fo:country="US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How to set up Ansible on Windows</text:p>
      <text:p text:style-name="P2"/>
      <text:p text:style-name="P2">Because Windows isn't able to use use ANSIBLE we have to use a VM to run Ansible.</text:p>
      <text:p text:style-name="P2"/>
      <text:list xml:id="list2225910484711186387" text:style-name="L1">
        <text:list-item>
          <text:p text:style-name="P1"><text:span text:style-name="T1">Download and install Virtualbox </text:span><text:a xlink:type="simple" xlink:href="https://www.virtualbox.org/wiki/Downloads">https://www.virtualbox.org/wiki/Downloads</text:a><text:span text:style-name="T1"> .</text:span></text:p>
          <text:p text:style-name="P3"/>
        </text:list-item>
        <text:list-item>
          <text:p text:style-name="P1"><text:span text:style-name="T1">Download and install Vagrant. You need to restart your PC after installation is completed </text:span><text:a xlink:type="simple" xlink:href="http://www.vagrantup.com/downloads">http://www.vagrantup.com/downloads</text:a><text:span text:style-name="T2"> .</text:span></text:p>
          <text:p text:style-name="P3"><text:span text:style-name="T4"/></text:p>
        </text:list-item>
        <text:list-item>
          <text:p text:style-name="P3">Set up a folder where you will start up your VM. For me its <text:span text:style-name="T4">C:\Users\Martin\vagrant</text:span></text:p>
          <text:p text:style-name="P5">Vagrant will use this folder to save the State of the VM.</text:p>
          <text:p text:style-name="P3"><text:span text:style-name="T4"/></text:p>
        </text:list-item>
        <text:list-item>
          <text:p text:style-name="P5">Open CMD and move to your folder of choice <text:s/><text:span text:style-name="T4">cd C:\Users\Martin\vagrant.</text:span></text:p>
          <text:p text:style-name="P5"/>
        </text:list-item>
        <text:list-item>
          <text:p text:style-name="P1"><text:span text:style-name="T3">Install a box for Vagrant to run:</text:span></text:p>
          <text:p text:style-name="P1"><text:span text:style-name="T2">vagrant box add precise32 </text:span><text:a xlink:type="simple" xlink:href="http://files.vagrantup.com/precise32.box">http://files.vagrantup.com/precise32.box</text:a></text:p>
          <text:p text:style-name="P5"/>
        </text:list-item>
        <text:list-item>
          <text:p text:style-name="P5">Initialize the box (inside the Folder) with</text:p>
          <text:p text:style-name="P5"><text:span text:style-name="T4">vagrant init precise32</text:span>.</text:p>
          <text:p text:style-name="P5"/>
        </text:list-item>
        <text:list-item>
          <text:p text:style-name="P5">Start the the box <text:s/>with <text:span text:style-name="T4">vagrant up</text:span>. You can halt the VM with <text:span text:style-name="T4">vagrant halt</text:span>.</text:p>
          <text:p text:style-name="P5"/>
        </text:list-item>
        <text:list-item>
          <text:p text:style-name="P3"><text:span text:style-name="T5">Connect via SSH to your VM </text:span><text:span text:style-name="T4">vagrant ssh</text:span><text:span text:style-name="T5">.</text:span></text:p>
          <text:p text:style-name="P3"><text:span text:style-name="T5"/></text:p>
        </text:list-item>
        <text:list-item>
          <text:p text:style-name="P3"><text:span text:style-name="T5">Update with </text:span><text:span text:style-name="T4">sudo apt-get update</text:span><text:span text:style-name="T5">.</text:span></text:p>
          <text:p text:style-name="P3"><text:span text:style-name="T5"/></text:p>
        </text:list-item>
        <text:list-item>
          <text:p text:style-name="P3"><text:span text:style-name="T5">Then you install Ansible with </text:span><text:span text:style-name="T4">sudo apt-get install ansible</text:span><text:span text:style-name="T5">.</text:span></text:p>
        </text:list-item>
      </text:list>
      <text:p text:style-name="P2"/>
      <text:p text:style-name="P2"><text:span text:style-name="T6">Congratulations </text:span>you successfully installed Ansible on your VM.</text:p>
      <text:p text:style-name="P2"/>
      <text:p text:style-name="P6">Troubleshooting</text:p>
      <text:p text:style-name="P2"/>
      <text:p text:style-name="P4">Vagrant won't connect with "vagrant ssh" and I get this Message:</text:p>
      <text:p text:style-name="P7"/>
      <text:p text:style-name="P7"><text:tab/>'ssh' executable not found in any directories in the %PATH% variable. Is an SSH-Client <text:tab/>installed? Try installing Cygwin, MinGW or Git, all of which contain an SSH-Client. </text:p>
      <text:p text:style-name="P7"><text:tab/>Or use the PuTTY SSH-Client with the following authentication information below</text:p>
      <text:p text:style-name="P7"/>
      <text:p text:style-name="P4">But I already installed Cygwin/MinGW/Git.</text:p>
      <text:p text:style-name="P2"/>
      <text:p text:style-name="P2">You can solve this Problem in two ways</text:p>
      <text:list xml:id="list6726146052804101047" text:style-name="L2">
        <text:list-item>
          <text:p text:style-name="P8">You can use Putty with the given authentication information. (The SSH-Password is :'vagrant')</text:p>
        </text:list-item>
        <text:list-item>
          <text:p text:style-name="P8">You can redirect the %PATH% to your client of choice. </text:p>
          <text:p text:style-name="P8">Do this with s<text:span text:style-name="T4">et PATH=%PATH%;Path to your SSH-Client</text:span></text:p>
          <text:p text:style-name="P8">Example: <text:span text:style-name="T4">set PATH=%PATH%;C:\Program Files (x86)\Git\bin</text:span></text:p>
        </text:list-item>
      </text:list>
      <text:p text:style-name="P2"><text:s/></text:p>
      <text:p text:style-name="P6">Useful Links</text:p>
      <text:p text:style-name="P2"/>
      <text:p text:style-name="P2">Vagrant Commands: <text:s/><text:a xlink:type="simple" xlink:href="http://docs.vagrantup.com/v2/cli/index.html">http://docs.vagrantup.com/v2/cli/index.html</text:a></text:p>
      <text:p text:style-name="P2">Ansible Instructions : <text:a xlink:type="simple" xlink:href="http://docs.ansible.com/intro_getting_started.html">http://docs.ansible.com/intro_getting_started.html</text:a></text:p>
      <text:p text:style-name="P2">Different Boxes you can use with Vagrant: <text:a xlink:type="simple" xlink:href="http://www.vagrantbox.es/">http://www.vagrantbox.e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13:07:36.04</meta:creation-date>
    <dc:date>2014-01-28T13:34:06.28</dc:date>
    <meta:editing-duration>PT26M29S</meta:editing-duration>
    <meta:editing-cycles>5</meta:editing-cycles>
    <meta:generator>OpenOffice.org/3.4.1$Win32 OpenOffice.org_project/341m1$Build-9593</meta:generator>
    <meta:document-statistic meta:table-count="0" meta:image-count="0" meta:object-count="0" meta:page-count="1" meta:paragraph-count="31" meta:word-count="280" meta:character-count="1863"/>
  </office:meta>
</office:document-meta>
</file>